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b722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bc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b7226" draw:stroke="none" fo:margin="1.000000000000000pt" style:wrap="biggest" style:wrap-dynamic-threshold="0.000000000000000pt" svg:fill-rule="nonzero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200" draw:layer="" svg:width="57.14285920000pt" svg:height="100.00000000000pt"/>
          <draw:rect draw:style-name="gr3" draw:id="shape3" draw:name="rect880" draw:layer="" svg:width="57.14285920000pt" svg:height="100.00000000000pt" svg:x="57.14285920000pt" svg:y="0.00000000000pt"/>
          <draw:rect draw:style-name="gr4" draw:id="shape4" draw:name="rect1201" draw:layer="" svg:width="57.14285920000pt" svg:height="100.00000000000pt" svg:x="114.28572000000pt" svg:y="0.00000000000pt"/>
          <draw:path draw:style-name="gr5" draw:id="shape5" draw:name="polygon907" draw:layer="" svg:width="121.20131147541pt" svg:height="116.60034188034pt" draw:transform="matrix(0.31692976000 0.00000000000 0.00000000000 0.32849533000 66.44496179200pt 30.81587230400pt)" svg:viewBox="0 0 121 117" svg:d="M37.1028 72.7187L0 45.1355L45.7599 45.1355L60.6007 0L74.2047 45.1355L121.201 45.1355L84.0986 72.7187L97.7034 116.6L60.6007 89.0172L23.4979 115.346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1:18</dc:date>
    <meta:creation-date>2011-05-22T06:11:41</meta:creation-date>
    <dc:creator>Yue Liu</dc:creator>
  </office:meta>
</office:document-meta>
</file>